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1" svg:font-family="Helvetica"/>
    <style:font-face style:name="Helvetica Neue" svg:font-family="'Helvetica Neue', Helvetica, Arial, sans-serif"/>
    <style:font-face style:name="OpenSymbol" svg:font-family="OpenSymbol"/>
    <style:font-face style:name="inherit" svg:font-family="inherit"/>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6.2493in" fo:margin-left="0.2285in" fo:margin-right="0.0222in" table:align="margins" style:writing-mode="lr-tb"/>
    </style:style>
    <style:style style:name="Tabell1.A" style:family="table-column">
      <style:table-column-properties style:column-width="0.8271in" style:rel-column-width="8673*"/>
    </style:style>
    <style:style style:name="Tabell1.B" style:family="table-column">
      <style:table-column-properties style:column-width="0.7451in" style:rel-column-width="7814*"/>
    </style:style>
    <style:style style:name="Tabell1.C" style:family="table-column">
      <style:table-column-properties style:column-width="2.5639in" style:rel-column-width="26886*"/>
    </style:style>
    <style:style style:name="Tabell1.D" style:family="table-column">
      <style:table-column-properties style:column-width="2.1132in" style:rel-column-width="22162*"/>
    </style:style>
    <style:style style:name="Tabell1.1" style:family="table-row">
      <style:table-row-properties style:keep-together="true" fo:keep-together="auto"/>
    </style:style>
    <style:style style:name="Tabell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ell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1.D2" style:family="table-cell">
      <style:table-cell-properties style:vertical-align="top" fo:padding-left="0.075in" fo:padding-right="0.075in" fo:padding-top="0in" fo:padding-bottom="0in" fo:border="0.0069in solid #000000" style:writing-mode="lr-tb"/>
    </style:style>
    <style:style style:name="Tabell1.4" style:family="table-row">
      <style:table-row-properties style:min-row-height="0.5771in" style:keep-together="true" fo:keep-together="auto"/>
    </style:style>
    <style:style style:name="Tabell1.A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1.B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1.D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1.5" style:family="table-row">
      <style:table-row-properties style:min-row-height="0.516in" style:keep-together="true" fo:keep-together="auto"/>
    </style:style>
    <style:style style:name="Tabell1.7" style:family="table-row">
      <style:table-row-properties style:min-row-height="0.6222in" style:keep-together="true" fo:keep-together="auto"/>
    </style:style>
    <style:style style:name="P1" style:family="paragraph" style:parent-style-name="Header">
      <style:paragraph-properties>
        <style:tab-stops/>
      </style:paragraph-properties>
    </style:style>
    <style:style style:name="P2"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InfoBlue">
      <style:paragraph-properties fo:text-align="justify" style:justify-single-word="false"/>
      <style:text-properties fo:color="#000000"/>
    </style:style>
    <style:style style:name="P7" style:family="paragraph" style:parent-style-name="InfoBlue">
      <style:paragraph-properties fo:text-align="justify" style:justify-single-word="false"/>
      <style:text-properties fo:color="#000000" fo:font-weight="normal" style:font-weight-asian="normal" style:font-weight-complex="normal"/>
    </style:style>
    <style:style style:name="P8" style:family="paragraph" style:parent-style-name="Text_20_body">
      <style:paragraph-properties fo:margin-left="0in" fo:margin-right="0in" fo:margin-top="0.0417in" fo:margin-bottom="0.0835in" fo:text-indent="0in" style:auto-text-indent="false"/>
    </style:style>
    <style:style style:name="P9" style:family="paragraph" style:parent-style-name="Text_20_body">
      <style:paragraph-properties fo:margin-left="0in" fo:margin-right="0in" fo:margin-top="0.0417in" fo:margin-bottom="0.0835in" fo:text-indent="0in" style:auto-text-indent="false"/>
      <style:text-properties style:font-name="Arial" fo:font-weight="bold" style:font-weight-asian="bold" style:font-name-complex="Arial" style:font-weight-complex="bold"/>
    </style:style>
    <style:style style:name="P10" style:family="paragraph" style:parent-style-name="Text_20_body">
      <style:paragraph-properties fo:margin-left="0in" fo:margin-right="0in" fo:margin-top="0.0417in" fo:margin-bottom="0.0835in" fo:text-indent="0in" style:auto-text-indent="false"/>
      <style:text-properties style:font-name="Arial" fo:font-size="10pt" fo:font-weight="bold" style:font-size-asian="10pt" style:font-weight-asian="bold" style:font-name-complex="Arial" style:font-size-complex="10pt" style:font-weight-complex="bold"/>
    </style:style>
    <style:style style:name="P11" style:family="paragraph" style:parent-style-name="Text_20_body">
      <style:paragraph-properties fo:margin-left="0in" fo:margin-right="0in" fo:margin-top="0.0417in" fo:margin-bottom="0.0835in" fo:text-indent="0in" style:auto-text-indent="false"/>
      <style:text-properties fo:font-size="9pt" style:font-size-asian="9pt" style:font-size-complex="9pt"/>
    </style:style>
    <style:style style:name="P12" style:family="paragraph" style:parent-style-name="Heading_20_1" style:list-style-name="WW8Num8" style:master-page-name="">
      <style:paragraph-properties fo:margin-left="0in" fo:margin-right="0in" fo:margin-top="0.1665in" fo:margin-bottom="0.0417in" style:line-height-at-least="0.1665in" fo:orphans="0" fo:widows="0" fo:text-indent="0in" style:auto-text-indent="false" style:page-number="auto" fo:keep-with-next="always" style:writing-mode="lr-tb"/>
    </style:style>
    <style:style style:name="P13" style:family="paragraph" style:parent-style-name="Heading_20_2" style:list-style-name="L5">
      <style:paragraph-properties fo:margin-left="0.4in" fo:margin-right="0in" fo:margin-top="0in" fo:margin-bottom="0in" fo:line-height="115%" fo:text-align="justify" style:justify-single-word="false" fo:orphans="0" fo:widows="0" fo:text-indent="0in" style:auto-text-indent="false" style:writing-mode="lr-tb"/>
      <style:text-properties fo:font-variant="normal" fo:text-transform="none" fo:color="#000000" style:font-name="Times New Roman" fo:font-size="10pt" fo:letter-spacing="normal" fo:font-style="normal" fo:font-weight="normal" style:font-name-asian="Times New Roman" style:font-size-asian="10pt" style:font-style-asian="normal" style:font-weight-asian="normal" style:font-size-complex="10pt" style:font-style-complex="normal" style:font-weight-complex="normal"/>
    </style:style>
    <style:style style:name="P14" style:family="paragraph" style:parent-style-name="Header" style:master-page-name="Standard">
      <style:paragraph-properties fo:text-align="center" style:justify-single-word="false" style:page-number="auto">
        <style:tab-stops/>
      </style:paragraph-properties>
      <style:text-properties style:font-name="Arial" fo:font-size="16pt" fo:font-weight="bold" style:font-size-asian="16pt" style:font-weight-asian="bold" style:font-size-complex="16pt" style:font-weight-complex="bold"/>
    </style:style>
    <style:style style:name="P15" style:family="paragraph" style:parent-style-name="InfoBlue" style:master-page-name="">
      <style:paragraph-properties fo:margin-left="0.25in" fo:margin-right="0in" fo:margin-top="0in" fo:margin-bottom="0in" fo:line-height="100%" fo:text-align="justify" style:justify-single-word="false" fo:orphans="0" fo:widows="0" fo:text-indent="0in" style:auto-text-indent="false" style:page-number="auto" style:writing-mode="lr-tb"/>
      <style:text-properties fo:color="#000000" style:font-name="Times New Roman" fo:font-style="normal" fo:font-weight="normal" style:font-style-asian="normal" style:font-weight-asian="normal" style:font-style-complex="normal" style:font-weight-complex="normal"/>
    </style:style>
    <style:style style:name="P16" style:family="paragraph" style:parent-style-name="InfoBlue">
      <style:paragraph-properties fo:text-align="justify" style:justify-single-word="false"/>
      <style:text-properties fo:color="#000000"/>
    </style:style>
    <style:style style:name="P17" style:family="paragraph" style:parent-style-name="Text_20_body" style:list-style-name="L16">
      <style:paragraph-properties fo:margin-top="0.0417in" fo:margin-bottom="0.0835in"/>
    </style:style>
    <style:style style:name="P18" style:family="paragraph" style:parent-style-name="Text_20_body" style:list-style-name="L15">
      <style:paragraph-properties fo:margin-top="0.0417in" fo:margin-bottom="0.0835in" style:line-height-at-least="0.1665in" fo:keep-together="always" fo:orphans="0" fo:widows="0" style:writing-mode="lr-tb"/>
      <style:text-properties fo:font-weight="normal" style:font-weight-asian="normal" style:font-weight-complex="normal"/>
    </style:style>
    <style:style style:name="P19" style:family="paragraph" style:parent-style-name="Text_20_body">
      <style:paragraph-properties fo:margin-left="0in" fo:margin-right="0in" fo:margin-top="0.0417in" fo:margin-bottom="0.0835in" fo:text-indent="0in" style:auto-text-indent="false"/>
    </style:style>
    <style:style style:name="P20" style:family="paragraph" style:parent-style-name="Text_20_body">
      <style:paragraph-properties fo:margin-left="0in" fo:margin-right="0in" fo:margin-top="0.0417in" fo:margin-bottom="0.0835in" fo:text-indent="0in" style:auto-text-indent="false"/>
      <style:text-properties fo:font-size="9pt" style:font-size-asian="9pt" style:font-size-complex="9pt"/>
    </style:style>
    <style:style style:name="P21" style:family="paragraph" style:parent-style-name="Text_20_body">
      <style:paragraph-properties fo:margin-left="0.25in" fo:margin-right="0in" fo:margin-top="0in" fo:margin-bottom="0in" fo:line-height="100%" fo:text-align="justify" style:justify-single-word="false" fo:orphans="0" fo:widows="0" fo:text-indent="0in" style:auto-text-indent="false" style:writing-mode="lr-tb"/>
      <style:text-properties fo:color="#000000" style:font-name="Times New Roman" fo:font-style="normal" fo:font-weight="normal" style:font-style-asian="normal" style:font-weight-asian="normal" style:font-style-complex="normal" style:font-weight-complex="normal"/>
    </style:style>
    <style:style style:name="P22" style:family="paragraph" style:parent-style-name="Text_20_body" style:list-style-name="L1">
      <style:paragraph-properties fo:margin-top="0in" fo:margin-bottom="0in" fo:line-height="115%" fo:text-align="justify" style:justify-single-word="false" fo:orphans="0" fo:widows="0" style:writing-mode="lr-tb"/>
      <style:text-properties fo:font-variant="normal" fo:text-transform="none" fo:color="#000000" style:font-name="Times New Roman" fo:font-size="10pt" fo:letter-spacing="normal" fo:font-style="normal" fo:font-weight="normal" style:font-name-asian="Times New Roman" style:font-size-asian="10pt" style:font-style-asian="normal" style:font-weight-asian="normal" style:font-size-complex="10pt" style:font-style-complex="normal" style:font-weight-complex="normal"/>
    </style:style>
    <style:style style:name="P23" style:family="paragraph" style:parent-style-name="Text_20_body" style:list-style-name="L1" style:master-page-name="">
      <style:paragraph-properties fo:margin-top="0in" fo:margin-bottom="0in" fo:line-height="115%" fo:text-align="justify" style:justify-single-word="false" fo:orphans="0" fo:widows="0" style:page-number="auto" style:writing-mode="lr-tb"/>
    </style:style>
    <style:style style:name="P24" style:family="paragraph" style:parent-style-name="Text_20_body" style:list-style-name="L5" style:master-page-name="">
      <style:paragraph-properties fo:margin-left="0.4in" fo:margin-right="0in" fo:margin-top="0in" fo:margin-bottom="0in" fo:line-height="115%" fo:text-align="justify" style:justify-single-word="false" fo:orphans="0" fo:widows="0" fo:text-indent="0in" style:auto-text-indent="false" style:page-number="auto" style:writing-mode="lr-tb"/>
    </style:style>
    <style:style style:name="P25" style:family="paragraph" style:parent-style-name="Text_20_body" style:list-style-name="L5">
      <style:paragraph-properties fo:margin-left="0.4in" fo:margin-right="0in" fo:margin-top="0in" fo:margin-bottom="0in" fo:line-height="115%" fo:text-align="justify" style:justify-single-word="false" fo:orphans="0" fo:widows="0" fo:text-indent="0in" style:auto-text-indent="false" style:writing-mode="lr-tb"/>
      <style:text-properties fo:font-variant="normal" fo:text-transform="none" fo:color="#1d2129" style:font-name="Times New Roman" fo:font-size="10pt" fo:letter-spacing="normal" fo:font-style="normal" fo:font-weight="normal" style:font-name-asian="Times New Roman" style:font-size-asian="10pt" style:font-style-asian="normal" style:font-weight-asian="normal" style:font-size-complex="10pt" style:font-style-complex="normal" style:font-weight-complex="normal"/>
    </style:style>
    <style:style style:name="P26" style:family="paragraph" style:parent-style-name="Text_20_body" style:list-style-name="L5">
      <style:paragraph-properties fo:margin-left="0.4in" fo:margin-right="0in" fo:margin-top="0in" fo:margin-bottom="0in" fo:line-height="115%" fo:text-align="justify" style:justify-single-word="false" fo:orphans="0" fo:widows="0" fo:text-indent="0in" style:auto-text-indent="false" style:writing-mode="lr-tb"/>
      <style:text-properties fo:font-variant="normal" fo:text-transform="none" fo:color="#000000" style:font-name="Times New Roman" fo:font-size="10pt" fo:letter-spacing="normal" fo:font-style="normal" fo:font-weight="normal" style:font-name-asian="Times New Roman" style:font-size-asian="10pt" style:font-style-asian="normal" style:font-weight-asian="normal" style:font-size-complex="10pt" style:font-style-complex="normal" style:font-weight-complex="normal"/>
    </style:style>
    <style:style style:name="P27" style:family="paragraph" style:parent-style-name="Text_20_body" style:list-style-name="L8">
      <style:paragraph-properties fo:margin-top="0.0402in" fo:margin-bottom="0in" fo:line-height="100%"/>
    </style:style>
    <style:style style:name="P28" style:family="paragraph" style:parent-style-name="Text_20_body" style:list-style-name="L12">
      <style:paragraph-properties fo:margin-top="0.0402in" fo:margin-bottom="0in" fo:line-height="100%"/>
    </style:style>
    <style:style style:name="P29" style:family="paragraph" style:parent-style-name="Text_20_body" style:list-style-name="WW8Num9">
      <style:paragraph-properties fo:margin-top="0.0402in" fo:margin-bottom="0in" fo:line-height="100%"/>
      <style:text-properties fo:font-weight="normal" style:font-weight-asian="normal" style:font-weight-complex="normal"/>
    </style:style>
    <style:style style:name="P30" style:family="paragraph" style:parent-style-name="Text_20_body" style:list-style-name="L13">
      <style:paragraph-properties fo:margin-top="0.0402in" fo:margin-bottom="0in" fo:line-height="100%"/>
      <style:text-properties fo:font-weight="normal" style:font-weight-asian="normal" style:font-weight-complex="normal"/>
    </style:style>
    <style:style style:name="P31" style:family="paragraph" style:parent-style-name="Text_20_body" style:list-style-name="L14">
      <style:paragraph-properties fo:margin-top="0.0402in" fo:margin-bottom="0in"/>
    </style:style>
    <style:style style:name="T1" style:family="text">
      <style:text-properties style:font-name="Arial" fo:font-weight="bold" style:font-weight-asian="bold" style:font-name-complex="Arial" style:font-weight-complex="bold"/>
    </style:style>
    <style:style style:name="T2" style:family="text">
      <style:text-properties style:font-name="Arial" style:font-name-complex="Arial"/>
    </style:style>
    <style:style style:name="T3" style:family="text">
      <style:text-properties fo:font-style="normal" style:font-style-asian="normal" style:font-style-complex="normal"/>
    </style:style>
    <style:style style:name="T4" style:family="text">
      <style:text-properties fo:color="#000000" style:text-underline-style="none" fo:font-weight="normal" style:font-weight-asian="normal" style:font-weight-complex="normal"/>
    </style:style>
    <style:style style:name="T5" style:family="text">
      <style:text-properties fo:color="#000000" style:font-name="Times New Roman" fo:font-size="10pt" fo:font-style="normal" fo:font-weight="normal" style:font-name-asian="Times New Roman" style:font-size-asian="10pt" style:font-style-asian="normal" style:font-weight-asian="normal" style:font-size-complex="10pt" style:font-style-complex="normal" style:font-weight-complex="normal"/>
    </style:style>
    <style:style style:name="T6" style:family="text"/>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673in" fo:text-indent="-0.25in" fo:margin-left="0.567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73in" fo:text-indent="-0.25in" fo:margin-left="0.817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73in" fo:text-indent="-0.25in" fo:margin-left="1.067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73in" fo:text-indent="-0.25in" fo:margin-left="1.317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73in" fo:text-indent="-0.25in" fo:margin-left="1.567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73in" fo:text-indent="-0.25in" fo:margin-left="1.817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73in" fo:text-indent="-0.25in" fo:margin-left="2.067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73in" fo:text-indent="-0.25in" fo:margin-left="2.317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73in" fo:text-indent="-0.25in" fo:margin-left="2.56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73in" fo:text-indent="-0.25in" fo:margin-left="2.817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oup2 - Time line manager</text:p>
      <text:p text:style-name="Title">Project Plan</text:p>
      <text:p text:style-name="Standard"/>
      <text:list xml:id="list4626971865546215940" text:style-name="WW8Num8">
        <text:list-item>
          <text:h text:style-name="Heading_20_1" text:outline-level="1">Introduction </text:h>
        </text:list-item>
      </text:list>
      <text:p text:style-name="P15">This is the Project plan for the development of a time line manger. In this document you can find information about the project such as the organization, the milestones and the different iterations and increments of the project.</text:p>
      <text:p text:style-name="P21"/>
      <text:list xml:id="list1658981899" text:continue-numbering="true" text:style-name="WW8Num8">
        <text:list-item>
          <text:h text:style-name="Heading_20_1" text:outline-level="1">Project organization</text:h>
        </text:list-item>
      </text:list>
      <text:p text:style-name="P15">This production is a student project by 7 students from LNU university. The type hierarchy used by the project is a flat hierarchy where all different will is just as important. However the project uses a project manager who has an extra task to try to merge the different will to one will of the group and also make sure the project is working forward and keeping the deadlines of the iterations.</text:p>
      <text:p text:style-name="P21">The production team is:</text:p>
      <text:p text:style-name="P21"/>
      <text:list xml:id="list2665420074243191123" text:style-name="L5">
        <text:list-item>
          <text:p text:style-name="P24"><text:span text:style-name="T5">Joakim Bergqvist : Project Manager</text:span></text:p>
        </text:list-item>
        <text:list-item>
          <text:p text:style-name="P25">Jonatan Berg</text:p>
        </text:list-item>
        <text:list-item>
          <text:h text:style-name="P13" text:outline-level="2"><text:bookmark text:name="js_5"/>Alexandra Bjäremo</text:h>
        </text:list-item>
        <text:list-item>
          <text:p text:style-name="P26">Ashly Cassell</text:p>
        </text:list-item>
        <text:list-item>
          <text:p text:style-name="P25">Beysim Eryılmaz</text:p>
        </text:list-item>
        <text:list-item>
          <text:p text:style-name="P25"><text:a xlink:type="simple" xlink:href="https://mymoodle.lnu.se/user/view.php?id=188531&amp;course=25944" text:style-name="Internet_20_link" text:visited-style-name="Visited_20_Internet_20_Link"><text:span text:style-name="Strong_20_Emphasis"><text:span text:style-name="T4">Yibei Liu</text:span></text:span></text:a></text:p>
        </text:list-item>
        <text:list-item>
          <text:p text:style-name="P26">Ahmad Vakil</text:p>
        </text:list-item>
      </text:list>
      <text:list xml:id="list1742814138" text:continue-list="list1658981899" text:style-name="WW8Num8">
        <text:list-item>
          <text:h text:style-name="P12" text:outline-level="1">Project practices and measurements </text:h>
        </text:list-item>
      </text:list>
      <text:p text:style-name="P6">The work is to be done in a iterative and incremental way where each increment is a deliverable, early increments first increment will be planning/design documents and later will be implementation of the designs. Each delivered code shall be well tested and a test results will be included to all delivered code.</text:p>
      <text:list xml:id="list1961982579" text:continue-numbering="true" text:style-name="WW8Num8">
        <text:list-item>
          <text:h text:style-name="Heading_20_1" text:outline-level="1">Project milestones and objectives</text:h>
        </text:list-item>
      </text:list>
      <text:p text:style-name="P7">The most important milestones in this project is:</text:p>
      <text:list xml:id="list6443253341399748588" text:style-name="L1">
        <text:list-item>
          <text:p text:style-name="P23"><text:span text:style-name="T5">Implementing all back-end solutions.</text:span></text:p>
        </text:list-item>
        <text:list-item>
          <text:p text:style-name="P22">Import/Export to database</text:p>
        </text:list-item>
        <text:list-item>
          <text:p text:style-name="P22">Implementing and integrating front end.</text:p>
        </text:list-item>
      </text:list>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10">Increment</text:p>
          </table:table-cell>
          <table:table-cell table:style-name="Tabell1.A1" office:value-type="string">
            <text:p text:style-name="P9">Iteration</text:p>
          </table:table-cell>
          <table:table-cell table:style-name="Tabell1.A1" office:value-type="string">
            <text:p text:style-name="P8"><text:span text:style-name="T1">Primary objectives</text:span></text:p>
          </table:table-cell>
          <table:table-cell table:style-name="Tabell1.D1" office:value-type="string">
            <text:p text:style-name="P9">Scheduled start or milestone</text:p>
          </table:table-cell>
        </table:table-row>
        <table:table-row table:style-name="Tabell1.1">
          <table:table-cell table:style-name="Tabell1.A2" office:value-type="float" office:value="1">
            <text:p text:style-name="P8">1</text:p>
          </table:table-cell>
          <table:table-cell table:style-name="Tabell1.B2" office:value-type="string">
            <text:p text:style-name="P8">I1</text:p>
          </table:table-cell>
          <table:table-cell table:style-name="Tabell1.B2" office:value-type="string">
            <text:list xml:id="list4705649781791895263" text:style-name="L8">
              <text:list-item>
                <text:p text:style-name="P27">Setup a Github account</text:p>
              </text:list-item>
              <text:list-item>
                <text:p text:style-name="P27">Specify requirements</text:p>
              </text:list-item>
              <text:list-item>
                <text:p text:style-name="P27">Analysis document (draft1)</text:p>
              </text:list-item>
            </text:list>
          </table:table-cell>
          <table:table-cell table:style-name="Tabell1.D2" office:value-type="string">
            <text:p text:style-name="P8">Date from /Date to</text:p>
            <text:p text:style-name="P11">17-03-21 / 17-03-26</text:p>
          </table:table-cell>
        </table:table-row>
        <table:table-row table:style-name="Tabell1.1">
          <table:table-cell table:style-name="Tabell1.A2" office:value-type="float" office:value="1">
            <text:p text:style-name="P8">1</text:p>
          </table:table-cell>
          <table:table-cell table:style-name="Tabell1.B2" office:value-type="string">
            <text:p text:style-name="P8">I2</text:p>
          </table:table-cell>
          <table:table-cell table:style-name="Tabell1.B2" office:value-type="string">
            <text:list xml:id="list6186738386915179358" text:style-name="L12">
              <text:list-item>
                <text:p text:style-name="P28">High-level design (draft1</text:p>
              </text:list-item>
              <text:list-item>
                <text:p text:style-name="P28">Analysis Document</text:p>
              </text:list-item>
              <text:list-item>
                <text:p text:style-name="P28">Decide on a base for GUI</text:p>
              </text:list-item>
            </text:list>
            <text:list xml:id="list7556081911882182003" text:style-name="WW8Num9">
              <text:list-header>
                <text:p text:style-name="P29"/>
              </text:list-header>
            </text:list>
          </table:table-cell>
          <table:table-cell table:style-name="Tabell1.D2" office:value-type="string">
            <text:p text:style-name="P8">Date from/Date to</text:p>
            <text:p text:style-name="P11">17-03-27/17-04-06</text:p>
          </table:table-cell>
        </table:table-row>
        <table:table-row table:style-name="Tabell1.4">
          <table:table-cell table:style-name="Tabell1.A4" office:value-type="float" office:value="1">
            <text:p text:style-name="P8">1</text:p>
          </table:table-cell>
          <table:table-cell table:style-name="Tabell1.B4" office:value-type="string">
            <text:p text:style-name="P8">I3</text:p>
          </table:table-cell>
          <table:table-cell table:style-name="Tabell1.B4" office:value-type="string">
            <text:list xml:id="list6309805544499099344" text:style-name="L13">
              <text:list-item>
                <text:p text:style-name="P30">High-level design</text:p>
              </text:list-item>
              <text:list-item>
                <text:p text:style-name="P30">Detailed design(draft1)</text:p>
              </text:list-item>
            </text:list>
          </table:table-cell>
          <table:table-cell table:style-name="Tabell1.D4" office:value-type="string">
            <text:p text:style-name="P8">Date from/Date to</text:p>
            <text:p text:style-name="P11">17-04-07/17-04-12</text:p>
          </table:table-cell>
        </table:table-row>
        <text:soft-page-break/>
        <table:table-row table:style-name="Tabell1.5">
          <table:table-cell table:style-name="Tabell1.A4" office:value-type="float" office:value="2">
            <text:p text:style-name="P8">2</text:p>
          </table:table-cell>
          <table:table-cell table:style-name="Tabell1.B4" office:value-type="string">
            <text:p text:style-name="P8">I1</text:p>
          </table:table-cell>
          <table:table-cell table:style-name="Tabell1.B4" office:value-type="string">
            <text:list xml:id="list4763098479775469826" text:style-name="L14">
              <text:list-item>
                <text:p text:style-name="P31">Implementation (1:st delivery)</text:p>
              </text:list-item>
              <text:list-item>
                <text:p text:style-name="P31">Implementation plan</text:p>
              </text:list-item>
              <text:list-item>
                <text:p text:style-name="P31">Test cases + test results</text:p>
              </text:list-item>
              <text:list-item>
                <text:p text:style-name="P31">Detailed design</text:p>
              </text:list-item>
            </text:list>
          </table:table-cell>
          <table:table-cell table:style-name="Tabell1.D4" office:value-type="string">
            <text:p text:style-name="P8">Date from/Date to</text:p>
            <text:p text:style-name="P11">17-04-13/17-04-19</text:p>
          </table:table-cell>
        </table:table-row>
        <table:table-row table:style-name="Tabell1.1">
          <table:table-cell table:style-name="Tabell1.A4" office:value-type="float" office:value="2">
            <text:p text:style-name="P8">2</text:p>
          </table:table-cell>
          <table:table-cell table:style-name="Tabell1.B4" office:value-type="string">
            <text:p text:style-name="P8">I2</text:p>
          </table:table-cell>
          <table:table-cell table:style-name="Tabell1.B4" office:value-type="string">
            <text:list xml:id="list7417997619631007781" text:style-name="L15">
              <text:list-item>
                <text:p text:style-name="P18"><text:span text:style-name="T3">Implementation(2:nd delivery)</text:span></text:p>
              </text:list-item>
            </text:list>
          </table:table-cell>
          <table:table-cell table:style-name="Tabell1.D4" office:value-type="string">
            <text:p text:style-name="P8">Date from/Date to</text:p>
            <text:p text:style-name="P11">17-04-20/17-04-27</text:p>
          </table:table-cell>
        </table:table-row>
        <table:table-row table:style-name="Tabell1.7">
          <table:table-cell table:style-name="Tabell1.A4" office:value-type="float" office:value="2">
            <text:p text:style-name="P8">2</text:p>
          </table:table-cell>
          <table:table-cell table:style-name="Tabell1.B4" office:value-type="string">
            <text:p text:style-name="P8">I3</text:p>
          </table:table-cell>
          <table:table-cell table:style-name="Tabell1.B4" office:value-type="string">
            <text:list xml:id="list6219104378316349871" text:style-name="L16">
              <text:list-item>
                <text:p text:style-name="P17">Implementation(3:rd delivery)</text:p>
              </text:list-item>
            </text:list>
          </table:table-cell>
          <table:table-cell table:style-name="Tabell1.D4" office:value-type="string">
            <text:p text:style-name="P8">Date from/Date to</text:p>
            <text:p text:style-name="P11">17-04-28/17-05-04</text:p>
          </table:table-cell>
        </table:table-row>
        <table:table-row table:style-name="Tabell1.7">
          <table:table-cell table:style-name="Tabell1.A4" office:value-type="float" office:value="2">
            <text:p text:style-name="P8">2</text:p>
          </table:table-cell>
          <table:table-cell table:style-name="Tabell1.B4" office:value-type="string">
            <text:p text:style-name="P8">I4</text:p>
          </table:table-cell>
          <table:table-cell table:style-name="Tabell1.B4" office:value-type="string">
            <text:list xml:id="list444032214" text:continue-numbering="true" text:style-name="L16">
              <text:list-item>
                <text:p text:style-name="P17">Implementation(4:th delivery)</text:p>
              </text:list-item>
            </text:list>
          </table:table-cell>
          <table:table-cell table:style-name="Tabell1.D4" office:value-type="string">
            <text:p text:style-name="P8">Date from/Date to</text:p>
            <text:p text:style-name="P11">17-05-05/17-05-11</text:p>
          </table:table-cell>
        </table:table-row>
        <table:table-row table:style-name="Tabell1.7">
          <table:table-cell table:style-name="Tabell1.A4" office:value-type="float" office:value="2">
            <text:p text:style-name="P8">2</text:p>
          </table:table-cell>
          <table:table-cell table:style-name="Tabell1.B4" office:value-type="string">
            <text:p text:style-name="P8">I5</text:p>
          </table:table-cell>
          <table:table-cell table:style-name="Tabell1.B4" office:value-type="string">
            <text:list xml:id="list357974019" text:continue-numbering="true" text:style-name="L16">
              <text:list-item>
                <text:p text:style-name="P17">Implementation(5:th delivery)</text:p>
              </text:list-item>
            </text:list>
          </table:table-cell>
          <table:table-cell table:style-name="Tabell1.D4" office:value-type="string">
            <text:p text:style-name="P8">Date from/Date to</text:p>
            <text:p text:style-name="P11">17-05-12/17-05-18</text:p>
          </table:table-cell>
        </table:table-row>
        <table:table-row table:style-name="Tabell1.7">
          <table:table-cell table:style-name="Tabell1.A4" office:value-type="float" office:value="2">
            <text:p text:style-name="P8">2</text:p>
          </table:table-cell>
          <table:table-cell table:style-name="Tabell1.B4" office:value-type="string">
            <text:p text:style-name="P8">I6</text:p>
          </table:table-cell>
          <table:table-cell table:style-name="Tabell1.B4" office:value-type="string">
            <text:list xml:id="list1381868732" text:continue-numbering="true" text:style-name="L16">
              <text:list-item>
                <text:p text:style-name="P17">Implementation(6:th delivery)</text:p>
              </text:list-item>
              <text:list-item>
                <text:p text:style-name="P17">Focus on finishing and testing the system</text:p>
              </text:list-item>
            </text:list>
          </table:table-cell>
          <table:table-cell table:style-name="Tabell1.D4" office:value-type="string">
            <text:p text:style-name="P8">Date from/Date to</text:p>
            <text:p text:style-name="P11">17-05-19/17-05-23</text:p>
          </table:table-cell>
        </table:table-row>
        <table:table-row table:style-name="Tabell1.7">
          <table:table-cell table:style-name="Tabell1.A4" office:value-type="float" office:value="2">
            <text:p text:style-name="P8">2</text:p>
          </table:table-cell>
          <table:table-cell table:style-name="Tabell1.B4" office:value-type="string">
            <text:p text:style-name="P8">I7</text:p>
          </table:table-cell>
          <table:table-cell table:style-name="Tabell1.B4" office:value-type="string">
            <text:list xml:id="list46363065" text:continue-numbering="true" text:style-name="L16">
              <text:list-item>
                <text:p text:style-name="P17">Final delivery</text:p>
              </text:list-item>
            </text:list>
          </table:table-cell>
          <table:table-cell table:style-name="Tabell1.D4" office:value-type="string">
            <text:p text:style-name="P8">Date from/Date to</text:p>
            <text:p text:style-name="P11">17-05-24/17-05-28</text:p>
          </table:table-cell>
        </table:table-row>
      </table:table>
      <text:p text:style-name="Standard"/>
      <text:list xml:id="list1849179887" text:continue-list="list1961982579" text:style-name="WW8Num8">
        <text:list-item>
          <text:h text:style-name="Heading_20_1" text:outline-level="1">Deployment</text:h>
        </text:list-item>
      </text:list>
      <text:p text:style-name="P6">-</text:p>
      <text:list xml:id="list797248071" text:continue-numbering="true" text:style-name="WW8Num8">
        <text:list-item>
          <text:h text:style-name="Heading_20_1" text:outline-level="1">Lessons learned</text:h>
        </text:list-item>
      </text:list>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1" svg:font-family="Helvetica"/>
    <style:font-face style:name="Helvetica Neue" svg:font-family="'Helvetica Neue', Helvetica, Arial, sans-serif"/>
    <style:font-face style:name="OpenSymbol" svg:font-family="OpenSymbol"/>
    <style:font-face style:name="inherit" svg:font-family="inherit"/>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sv" fo:country="S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8"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1in" fo:margin-right="0in" fo:text-indent="0in"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list-style-name="Outline"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Blockquote" style:family="paragraph" style:parent-style-name="Standard">
      <style:paragraph-properties fo:margin-left="0.25in" fo:margin-right="0.25in" fo:margin-top="0.0693in" fo:margin-bottom="0.0693in" fo:line-height="100%" fo:orphans="2" fo:widows="2" fo:text-indent="0in" style:auto-text-indent="false"/>
      <style:text-properties fo:font-size="12pt" fo:language="en" fo:country="CA" style:font-size-asian="12pt"/>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left="0.25in" fo:margin-right="0in" fo:margin-top="0in" fo:margin-bottom="0.0835in" fo:text-indent="0in" style:auto-text-indent="false"/>
      <style:text-properties fo:color="#0000ff" style:font-name="Times" style:font-name-complex="Times"/>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fo:orphans="2" fo:widows="2" fo:text-indent="0in" style:auto-text-indent="false"/>
      <style:text-properties fo:color="#0000ff" fo:font-style="italic" style:font-style-asian="italic" style:font-style-complex="italic"/>
    </style:style>
    <style:style style:name="Comment_20_Text" style:display-name="Comment Text"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paragraph-properties style:line-height-at-least="0.1665in" fo:orphans="0" fo:widows="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style:font-name-complex="Symbol"/>
    </style:style>
    <style:style style:name="WW8Num2z2" style:family="text">
      <style:text-properties style:font-name="Wingdings" style:font-name-complex="Wingdings"/>
    </style:style>
    <style:style style:name="WW8Num2z4" style:family="text">
      <style:text-properties style:font-name="Courier New" style:font-name-complex="Courier New"/>
    </style:style>
    <style:style style:name="WW8Num3z0" style:family="text"/>
    <style:style style:name="WW8Num3z1" style:family="text"/>
    <style:style style:name="WW8Num3z2" style:family="text">
      <style:text-properties style:font-name="Symbol" style:font-name-comple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style:font-name-comple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style:font-name-comple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Arial" style:font-name-complex="Times New Roman"/>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style:font-name-complex="Symbol"/>
    </style:style>
    <style:style style:name="WW8Num9z2" style:family="text">
      <style:text-properties style:font-name="Wingdings" style:font-name-complex="Wingdings"/>
    </style:style>
    <style:style style:name="WW8Num9z4" style:family="text">
      <style:text-properties style:font-name="Courier New" style:font-name-complex="Courier New"/>
    </style:style>
    <style:style style:name="WW8Num10z0" style:family="text">
      <style:text-properties style:font-name="Times New Roman" style:font-name-asian="Times New Roman" style:font-name-complex="Times New Roma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style:font-name-complex="Symbol"/>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grame" style:family="text" style:parent-style-name="Default_20_Paragraph_20_Font"/>
    <style:style style:name="spelle"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in" fo:margin-left="0.5in"/>
        </style:list-level-properties>
        <style:text-properties fo:font-family="StarSymbol" style:font-charset="x-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25in"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0.75in" fo:text-indent="-0.25in" fo:margin-left="0.7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3" style:family="table">
      <style:table-properties style:width="6.6479in" fo:margin-left="-0.0799in" table:align="left" style:writing-mode="lr-tb"/>
    </style:style>
    <style:style style:name="Tabell3.A" style:family="table-column">
      <style:table-column-properties style:column-width="4.4299in"/>
    </style:style>
    <style:style style:name="Tabell3.B" style:family="table-column">
      <style:table-column-properties style:column-width="2.2181in"/>
    </style:style>
    <style:style style:name="Tabell3.1" style:family="table-row">
      <style:table-row-properties style:keep-together="true" fo:keep-together="auto"/>
    </style:style>
    <style:style style:name="Tabell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3.B1" style:family="table-cell">
      <style:table-cell-properties style:vertical-align="top" fo:padding-left="0.075in" fo:padding-right="0.075in" fo:padding-top="0in" fo:padding-bottom="0in" fo:border="0.0069in solid #000000" style:writing-mode="lr-tb"/>
    </style:style>
    <style:style style:name="Tabell2" style:family="table">
      <style:table-properties style:width="6.5875in" fo:margin-left="-0.075in" table:align="left" style:writing-mode="lr-tb"/>
    </style:style>
    <style:style style:name="Tabell2.A" style:family="table-column">
      <style:table-column-properties style:column-width="2.1958in"/>
    </style:style>
    <style:style style:name="Tabell2.1" style:family="table-row">
      <style:table-row-properties style:keep-together="true" fo:keep-together="auto"/>
    </style:style>
    <style:style style:name="Tabell2.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style:tab-stops/>
      </style:paragraph-properties>
    </style:style>
    <style:style style:name="MP2"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3" table:style-name="Tabell3">
          <table:table-column table:style-name="Tabell3.A"/>
          <table:table-column table:style-name="Tabell3.B"/>
          <table:table-row table:style-name="Tabell3.1">
            <table:table-cell table:style-name="Tabell3.A1" office:value-type="string">
              <text:p text:style-name="MP1">Group 2 – Time line manager</text:p>
            </table:table-cell>
            <table:table-cell table:style-name="Tabell3.B1" office:value-type="string">
              <text:p text:style-name="MP2"><text:s/></text:p>
            </table:table-cell>
          </table:table-row>
          <table:table-row table:style-name="Tabell3.1">
            <table:table-cell table:style-name="Tabell3.A1" office:value-type="string">
              <text:p text:style-name="Standard">Project Plan</text:p>
            </table:table-cell>
            <table:table-cell table:style-name="Tabell3.B1" office:value-type="string">
              <text:p text:style-name="Standard"><text:s text:c="2"/>Date: <text:date style:data-style-name="N84" text:date-value="2017-03-31T12:54:07">2017-03-31</text:date></text:p>
            </table:table-cell>
          </table:table-row>
        </table:table>
        <text:p text:style-name="Header"/>
      </style:header>
      <style:footer>
        <table:table table:name="Tabell2" table:style-name="Tabell2">
          <table:table-column table:style-name="Tabell2.A" table:number-columns-repeated="3"/>
          <table:table-row table:style-name="Tabell2.1">
            <table:table-cell table:style-name="Tabell2.A1" office:value-type="string">
              <text:p text:style-name="MP3"/>
            </table:table-cell>
            <table:table-cell table:style-name="Tabell2.A1" office:value-type="string">
              <text:p text:style-name="MP4"/>
            </table:table-cell>
            <table:table-cell table:style-name="Tabell2.A1" office:value-type="string">
              <text:p text:style-name="MP5">Page <text:span text:style-name="Page_20_Number"><text:page-number text:select-page="current">2</text:page-number></text:span><text:span text:style-name="Page_20_Number"> of </text:span><text:span text:style-name="Page_20_Number"><text:page-count style:num-format="1">2</text:page-count></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Plan</dc:title>
    <dc:subject>&lt;&lt;Project Name&gt;&gt;</dc:subject>
    <meta:initial-creator>Joakim Bergqvist</meta:initial-creator>
    <meta:creation-date>2017-03-09T17:16:56</meta:creation-date>
    <dc:creator>Joakim Bergqvist</dc:creator>
    <dc:date>2017-03-31T12:54:07</dc:date>
    <meta:editing-cycles>5</meta:editing-cycles>
    <meta:editing-duration>PT2H25M22S</meta:editing-duration>
    <meta:generator>OpenOffice/4.1.2$Unix OpenOffice.org_project/412m3$Build-9782</meta:generator>
    <meta:document-statistic meta:table-count="3" meta:image-count="0" meta:object-count="0" meta:page-count="2" meta:paragraph-count="93" meta:word-count="401" meta:character-count="2390"/>
  </office:meta>
</office:document-meta>
</file>